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paragraph-rsid="001dee33" style:font-size-asian="20pt" style:font-size-complex="20pt"/>
    </style:style>
    <style:style style:name="T1" style:family="text">
      <style:text-properties officeooo:rsid="001de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P1"/>
      <text:p text:style-name="P1">D'una part, la senyora <text:span text:style-name="T1">Carolina Romero Fernandez</text:span>, amb DNI núm. 11333555, amb domicili al carrer de Menorca, <text:span text:style-name="T1">28</text:span> de Maó, com a part venedora.</text:p>
      <text:p text:style-name="P1"/>
      <text:p text:style-name="P1">I de l'altra, el senyor J<text:span text:style-name="T1">osep Salord Tomas</text:span>, amb DNI núm. 25252525, amb domicili al carrer <text:span text:style-name="T1">de ses fulles</text:span> 2<text:span text:style-name="T1">3</text:span>, de <text:span text:style-name="T1">Alaior</text:span>, com a part compradora.</text:p>
      <text:p text:style-name="P1"/>
      <text:p text:style-name="P1">Les dues parts actuen en nom propi i es reconeixen recíprocament la</text:p>
      <text:p text:style-name="P1">capacitat legal necessària per contractar.</text:p>
      <text:p text:style-name="P1"/>
      <text:p text:style-name="P1">MANIFESTEN</text:p>
      <text:p text:style-name="P2">1. Que la senyora <text:span text:style-name="T1">Carolina Romero Fernandez</text:span> és propietària de l'habitatge situat al número 2<text:span text:style-name="T1">1 </text:span>del carrer <text:span text:style-name="T1">Sant Anroni</text:span>, <text:span text:style-name="T1">28</text:span> de Maó.</text:p>
      <text:p text:style-name="P1">2. Que el dit habitatge està lliure de càrregues i d'arrendaments.</text:p>
      <text:p text:style-name="P1">3. Que la senyora <text:span text:style-name="T1">Romero</text:span> vol vendre l'habitatge esmentat i el senyor <text:span text:style-name="T1">Josep Salord Tomas</text:span> vol comprar-lo, per la qual cosa formalitzen aquest contracte de compravenda, que es regeix pels pactes segü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23:40.273416584</meta:creation-date>
    <dc:date>2023-11-29T09:38:58.632304791</dc:date>
    <meta:editing-duration>PT7M1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36" meta:character-count="818" meta:non-whitespace-character-count="691"/>
  </office:meta>
</office:document-meta>
</file>